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officeooo:rsid="0020ad27"/>
    </style:style>
    <style:style style:name="T5" style:family="text">
      <style:text-properties fo:font-weight="bold" officeooo:rsid="002020a7"/>
    </style:style>
    <style:style style:name="T6" style:family="text">
      <style:text-properties officeooo:rsid="002020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e é o guia definitivo para você salvar. Ele foi desenhado para que, em qualquer nova conversa ou projeto, você consiga me dar as coordenadas exatas e eu gere o código sem erros, respeitando a sua estratégia de negócio e a estrutura técnica do seu Sanity.</text:p>
      <text:p text:style-name="Horizontal_20_Line"/>
      <text:h text:style-name="Heading_20_2" text:outline-level="2">📑 Manual de Solicitação de Importação: PALASTORE</text:h>
      <text:p text:style-name="Text_20_body">Para que a importação seja perfeita, sua solicitação deve conter estes <text:span text:style-name="T1">5 Pilares</text:span>:</text:p>
      <text:h text:style-name="Heading_20_3" text:outline-level="3">1. Identificação do Projeto e Contexto</text:h>
      <text:p text:style-name="Text_20_body">Sempre deixe claro para qual site os produtos se destinam. Isso evita que eu misture nichos (como Varejo vs. Solar).</text:p>
      <text:list text:style-name="L1">
        <text:list-item>
          <text:p text:style-name="P1"><text:span text:style-name="T1">Exemplo:</text:span> <text:span text:style-name="T2">"Este lote é para a PALASTORE.COM.BR (Varejo). Ignore o projeto Solar."</text:span></text:p>
        </text:list-item>
      </text:list>
      <text:h text:style-name="Heading_20_3" text:outline-level="3">2. Fonte de Dados e Filtros Logísticos</text:h>
      <text:p text:style-name="Text_20_body">A sua maior vantagem competitiva é a entrega rápida. Por isso, forneça os links e as regras de filtragem.</text:p>
      <text:list text:style-name="L2">
        <text:list-item>
          <text:p text:style-name="P2"><text:span text:style-name="T1">Regra de Ouro:</text:span> <text:span text:style-name="T2">"Siga rigorosamente os links do Mercado Livre que estou enviando. Filtre apenas produtos com o selo </text:span><text:span text:style-name="T3">ENTREGA AMANHÃ</text:span><text:span text:style-name="T2">."</text:span></text:p>
        </text:list-item>
      </text:list>
      <text:h text:style-name="Heading_20_3" text:outline-level="3">3. Regra de Precificação (Markup)</text:h>
      <text:p text:style-name="Text_20_body">Defina a margem de lucro que deve ser aplicada sobre o valor encontrado no link.</text:p>
      <text:list text:style-name="L3">
        <text:list-item>
          <text:p text:style-name="P3"><text:span text:style-name="T1">Cálculo:</text:span> <text:span text:style-name="Source_20_Text">Preço do Link * 1.25</text:span> (para 25% de margem).</text:p>
        </text:list-item>
        <text:list-item>
          <text:p text:style-name="P3"><text:span text:style-name="T1">Instrução:</text:span> <text:span text:style-name="T2">"Aplique uma margem de </text:span><text:span text:style-name="T3">25%</text:span><text:span text:style-name="T2"> sobre o preço base do anúncio para gerar o </text:span><text:span text:style-name="Source_20_Text"><text:span text:style-name="T2">price</text:span></text:span><text:span text:style-name="T2"> final."</text:span></text:p>
        </text:list-item>
      </text:list>
      <text:h text:style-name="Heading_20_3" text:outline-level="3">4. Especificações Técnicas e Logísticas</text:h>
      <text:p text:style-name="Text_20_body">Para o cálculo de frete (Melhor Envio) e o SEO do site, os dados técnicos são vitais.</text:p>
      <text:list text:style-name="L4">
        <text:list-item>
          <text:p text:style-name="P4"><text:span text:style-name="T1">Logística:</text:span> Defina peso e dimensões padrão por categoria.</text:p>
          <text:list>
            <text:list-item>
              <text:p text:style-name="P4"><text:span text:style-name="T2">Celulares:</text:span> 0.5kg | 11x6x18 cm.</text:p>
            </text:list-item>
          </text:list>
        </text:list-item>
        <text:list-item>
          <text:p text:style-name="P4"><text:span text:style-name="T1">Tech Specs:</text:span> Informe quais campos quer na ficha técnica (Processador, Tela, Câmera, Bateria).</text:p>
        </text:list-item>
        <text:list-item>
          <text:p text:style-name="P4"><text:span text:style-name="T1">Homologação:</text:span> Peça para incluir o campo Anatel (Varejo) ou Inmetro (Solar).</text:p>
        </text:list-item>
      </text:list>
      <text:h text:style-name="Heading_20_3" text:outline-level="3">5. Formato de Saída (Otimização)</text:h>
      <text:p text:style-name="Text_20_body">Para ganhar tempo no terminal, peça a padronização do arquivo e o tamanho do lote.</text:p>
      <text:list text:style-name="L5">
        <text:list-item>
          <text:p text:style-name="P5"><text:span text:style-name="T1">Comando:</text:span> <text:span text:style-name="T2">"Gere um </text:span><text:span text:style-name="T3">Super Lote de 14 itens</text:span><text:span text:style-name="T2">. O nome do arquivo deve ser </text:span><text:span text:style-name="T3">pala.js</text:span><text:span text:style-name="T2"> e o comando de execução </text:span><text:span text:style-name="T3">node pala.js</text:span><text:span text:style-name="T2">."</text:span></text:p>
        </text:list-item>
      </text:list>
      <text:p text:style-name="Horizontal_20_Line"/>
      <text:h text:style-name="Heading_20_2" text:outline-level="2"><text:soft-page-break/>⚡ Modelo de "Prompt Perfeito" (Copie e Cole)</text:h>
      <text:p text:style-name="Quotations">*"Preciso de um novo Super Lote de <text:span text:style-name="T4">20 </text:span>itens para a <text:span text:style-name="T1">PALASTORE.COM.BR</text:span>.</text:p>
      <text:p text:style-name="Quotations"><text:span text:style-name="T1">FONTE:</text:span> Use este link: [https://www.casasbahia.com.br/c/telefones-e-celulares?filtro=categoria-c38&amp;filtro=skufilter-all%7E0%7Eretira_105000_10037&amp;parceiro=gp_branding&amp;midia=cpc&amp;campanha=cb_all_gg_brand_exata. <text:span text:style-name="T1">FILTRO:</text:span> Somente produtos com entrega <text:span text:style-name="T1">Dia Segui</text:span><text:span text:style-name="T5">nte ou retire Rápido.</text:span> <text:span text:style-name="T1">PREÇO:</text:span> Aplique margem de <text:span text:style-name="T1">25%</text:span> sobre o valor do link. <text:span text:style-name="T1">LOGÍSTICA:</text:span> Peso 0.5kg, dimensões 11x6x18 (Padrão Celular). <text:span text:style-name="T1">DADOS:</text:span> Inclua Título, Marca, Preço, Ficha Técnica (Specs), Descrição Comercial e Código Anatel <text:span text:style-name="T6">e EAN.</text:span> <text:span text:style-name="T1">SAÍDA:</text:span> Formate para o arquivo <text:span text:style-name="T1">pala.js</text:span> e use o meu Project ID e Token do Sanity."*</text:p>
      <text:p text:style-name="Quotations"/>
      <text:p text:style-name="Horizontal_20_Line"/>
      <text:h text:style-name="Heading_20_2" text:outline-level="2">🛠️ Checklist Técnico (Para eu não esquecer)</text:h>
      <text:p text:style-name="Text_20_body">Sempre que você me enviar o comando acima, eu verificarei:</text:p>
      <text:list text:style-name="L6">
        <text:list-item>
          <text:p text:style-name="P6"><text:span text:style-name="T1">Sanity Client:</text:span> ProjectID <text:span text:style-name="Source_20_Text">o4upb251</text:span> e o seu Token de escrita.</text:p>
        </text:list-item>
        <text:list-item>
          <text:p text:style-name="P6"><text:span text:style-name="T1">Slug:</text:span> Geração automática amigável para SEO.</text:p>
        </text:list-item>
        <text:list-item>
          <text:p text:style-name="P6"><text:span text:style-name="T1">_id:</text:span> Geração de ID único baseado no slug para evitar duplicatas.</text:p>
        </text:list-item>
        <text:list-item>
          <text:p text:style-name="P6"><text:span text:style-name="T1">Imagens:</text:span> Manter o placeholder ou estrutura de referência que você já us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7:34:10.573556700</meta:creation-date>
    <dc:date>2026-01-13T22:05:19.741714600</dc:date>
    <meta:editing-duration>PT1H50M15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31" meta:word-count="451" meta:character-count="2795" meta:non-whitespace-character-count="2388"/>
  </office:meta>
</office:document-meta>
</file>